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2">
      <style:table-cell-properties fo:background-color="#ffff99" fo:border="0.0008in solid #000000"/>
    </style:style>
    <style:style style:name="ce5" style:family="table-cell" style:parent-style-name="Default" style:data-style-name="N2">
      <style:table-cell-properties fo:border="0.0008in solid #000000"/>
    </style:style>
    <style:style style:name="ce6" style:family="table-cell" style:parent-style-name="Default">
      <style:table-cell-properties fo:background-color="transparent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1" table:default-cell-style-name="ce3"/>
        <table:table-column table:style-name="co3" table:default-cell-style-name="ce5"/>
        <table:table-column table:style-name="co1" table:number-columns-repeated="2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1" table:number-columns-repeated="4" table:default-cell-style-name="ce3"/>
        <table:table-row table:style-name="ro1">
          <table:table-cell table:style-name="ce2" office:value-type="string">
            <text:p>Market Cap</text:p>
          </table:table-cell>
          <table:table-cell table:style-name="ce3" office:value-type="float" office:value="5715">
            <text:p>5715</text:p>
          </table:table-cell>
          <table:table-cell table:style-name="Default"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Current Price</text:p>
          </table:table-cell>
          <table:table-cell table:style-name="ce3" office:value-type="float" office:value="419.45">
            <text:p>419.45</text:p>
          </table:table-cell>
          <table:table-cell table:style-name="Default"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No of Shares</text:p>
          </table:table-cell>
          <table:table-cell table:style-name="ce3" table:formula="of:=ROUND(([.B1]/[.B2]) * 10000000)" office:value-type="float" office:value="136249851">
            <text:p>136249851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Market Price</text:p>
          </table:table-cell>
          <table:table-cell table:style-name="ce2" office:value-type="string">
            <text:p>Sales </text:p>
            <text:p>(Revenue)</text:p>
          </table:table-cell>
          <table:table-cell table:style-name="ce2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Reserves </text:p>
            <text:p>(Equity)</text:p>
          </table:table-cell>
          <table:table-cell table:style-name="ce2" office:value-type="string">
            <text:p>Debt </text:p>
            <text:p>(Borrowings)</text:p>
          </table:table-cell>
          <table:table-cell/>
          <table:table-cell table:style-name="ce2" office:value-type="string">
            <text:p>Price </text:p>
            <text:p>Growth (%)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</text:p>
            <text:p>Growth (%)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</text:p>
            <text:p>Growth (%)</text:p>
          </table:table-cell>
          <table:table-cell table:style-name="ce2" office:value-type="string">
            <text:p>Debt to </text:p>
            <text:p>Reserves (%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4" office:value-type="float" office:value="4.56">
            <text:p>4.56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table:formula="of:=ROUND(([.D6]/[.$B$3]) * 10000000; 2)" office:value-type="float" office:value="0.29">
            <text:p>0.29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15.72">
            <text:p>15.72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85.29">
            <text:p>85.29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table:style-name="ce4" office:value-type="float" office:value="4.56">
            <text:p>4.56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formula="of:=ROUND(([.D7]/[.$B$3]) * 10000000; 2)" office:value-type="float" office:value="0.07">
            <text:p>0.07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/>
          <table:table-cell table:formula="of:=ROUND((((([.B7] / [.$B$6])  ^ (1 / ([.A7]-[.$A$6]))) -1) * 100);2)" office:value-type="float" office:value="0">
            <text:p>0</text:p>
          </table:table-cell>
          <table:table-cell table:formula="of:=ROUND(([.B7]/[.E7]);2)" office:value-type="float" office:value="65.14">
            <text:p>65.14</text:p>
          </table:table-cell>
          <table:table-cell table:formula="of:=ROUND((((([.D7] / [.$D$6])  ^ (1 / ([.A7]-[.$A$6]))) -1) * 100);2)" office:value-type="float" office:value="-75">
            <text:p>-75</text:p>
          </table:table-cell>
          <table:table-cell table:formula="of:=ROUND(([.J7]/[.K7]);2)" office:value-type="float" office:value="-0.87">
            <text:p>-0.87</text:p>
          </table:table-cell>
          <table:table-cell table:formula="of:=ROUND((((([.F7] / [.$F$6])  ^ (1 / ([.A7]-[.$A$6]))) -1) * 100);2)" office:value-type="float" office:value="-7.35">
            <text:p>-7.35</text:p>
          </table:table-cell>
          <table:table-cell table:formula="of:=ROUND((([.G7]/[.F7]) * 100);2)" office:value-type="float" office:value="65.08">
            <text:p>65.08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table:style-name="ce4" office:value-type="float" office:value="4.56">
            <text:p>4.56</text:p>
          </table:table-cell>
          <table:table-cell office:value-type="float" office:value="68">
            <text:p>68</text:p>
          </table:table-cell>
          <table:table-cell office:value-type="float" office:value="-7">
            <text:p>-7</text:p>
          </table:table-cell>
          <table:table-cell table:formula="of:=ROUND(([.D8]/[.$B$3]) * 10000000; 2)" office:value-type="float" office:value="-0.51">
            <text:p>-0.51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/>
          <table:table-cell table:formula="of:=ROUND((((([.B8] / [.$B$6])  ^ (1 / ([.A8]-[.$A$6]))) -1) * 100);2)" office:value-type="float" office:value="0">
            <text:p>0</text:p>
          </table:table-cell>
          <table:table-cell table:formula="of:=ROUND(([.B8]/[.E8]);2)" office:value-type="float" office:value="-8.94">
            <text:p>-8.94</text:p>
          </table:table-cell>
          <table:table-cell table:formula="of:=ROUND((((([.D8] / [.$D$6])  ^ (1 / ([.A8]-[.$A$6]))) -1) * 100);2)" office:value-type="float" office:value="0">
            <text:p>#VALUE!</text:p>
          </table:table-cell>
          <table:table-cell table:formula="of:=ROUND(([.J8]/[.K8]);2)" office:value-type="float" office:value="0">
            <text:p>#VALUE!</text:p>
          </table:table-cell>
          <table:table-cell table:formula="of:=ROUND((((([.F8] / [.$F$6])  ^ (1 / ([.A8]-[.$A$6]))) -1) * 100);2)" office:value-type="float" office:value="-6.07">
            <text:p>-6.07</text:p>
          </table:table-cell>
          <table:table-cell table:formula="of:=ROUND((([.G8]/[.F8]) * 100);2)" office:value-type="float" office:value="63.33">
            <text:p>63.33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table:style-name="ce4" office:value-type="float" office:value="4.56">
            <text:p>4.56</text:p>
          </table:table-cell>
          <table:table-cell office:value-type="float" office:value="90">
            <text:p>90</text:p>
          </table:table-cell>
          <table:table-cell office:value-type="float" office:value="-1">
            <text:p>-1</text:p>
          </table:table-cell>
          <table:table-cell table:formula="of:=ROUND(([.D9]/[.$B$3]) * 10000000; 2)" office:value-type="float" office:value="-0.07">
            <text:p>-0.07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/>
          <table:table-cell table:formula="of:=ROUND((((([.B9] / [.$B$6])  ^ (1 / ([.A9]-[.$A$6]))) -1) * 100);2)" office:value-type="float" office:value="0">
            <text:p>0</text:p>
          </table:table-cell>
          <table:table-cell table:formula="of:=ROUND(([.B9]/[.E9]);2)" office:value-type="float" office:value="-65.14">
            <text:p>-65.14</text:p>
          </table:table-cell>
          <table:table-cell table:formula="of:=ROUND((((([.D9] / [.$D$6])  ^ (1 / ([.A9]-[.$A$6]))) -1) * 100);2)" office:value-type="float" office:value="0">
            <text:p>#VALUE!</text:p>
          </table:table-cell>
          <table:table-cell table:formula="of:=ROUND(([.J9]/[.K9]);2)" office:value-type="float" office:value="0">
            <text:p>#VALUE!</text:p>
          </table:table-cell>
          <table:table-cell table:formula="of:=ROUND((((([.F9] / [.$F$6])  ^ (1 / ([.A9]-[.$A$6]))) -1) * 100);2)" office:value-type="float" office:value="-4.62">
            <text:p>-4.62</text:p>
          </table:table-cell>
          <table:table-cell table:formula="of:=ROUND((([.G9]/[.F9]) * 100);2)" office:value-type="float" office:value="57.63">
            <text:p>57.63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7.4">
            <text:p>7.40</text:p>
          </table:table-cell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table:formula="of:=ROUND(([.D10]/[.$B$3]) * 10000000; 2)" office:value-type="float" office:value="0.22">
            <text:p>0.22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/>
          <table:table-cell table:formula="of:=ROUND((((([.B10] / [.$B$6])  ^ (1 / ([.A10]-[.$A$6]))) -1) * 100);2)" office:value-type="float" office:value="12.87">
            <text:p>12.87</text:p>
          </table:table-cell>
          <table:table-cell table:formula="of:=ROUND(([.B10]/[.E10]);2)" office:value-type="float" office:value="33.64">
            <text:p>33.64</text:p>
          </table:table-cell>
          <table:table-cell table:formula="of:=ROUND((((([.D10] / [.$D$6])  ^ (1 / ([.A10]-[.$A$6]))) -1) * 100);2)" office:value-type="float" office:value="-6.94">
            <text:p>-6.94</text:p>
          </table:table-cell>
          <table:table-cell table:formula="of:=ROUND(([.J10]/[.K10]);2)" office:value-type="float" office:value="-4.85">
            <text:p>-4.85</text:p>
          </table:table-cell>
          <table:table-cell table:formula="of:=ROUND((((([.F10] / [.$F$6])  ^ (1 / ([.A10]-[.$A$6]))) -1) * 100);2)" office:value-type="float" office:value="-2.28">
            <text:p>-2.28</text:p>
          </table:table-cell>
          <table:table-cell table:formula="of:=ROUND((([.G10]/[.F10]) * 100);2)" office:value-type="float" office:value="87.1">
            <text:p>87.1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20.12">
            <text:p>20.12</text:p>
          </table:table-cell>
          <table:table-cell office:value-type="float" office:value="383">
            <text:p>383</text:p>
          </table:table-cell>
          <table:table-cell office:value-type="float" office:value="28">
            <text:p>28</text:p>
          </table:table-cell>
          <table:table-cell table:formula="of:=ROUND(([.D11]/[.$B$3]) * 10000000; 2)" office:value-type="float" office:value="2.06">
            <text:p>2.06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/>
          <table:table-cell table:formula="of:=ROUND((((([.B11] / [.$B$6])  ^ (1 / ([.A11]-[.$A$6]))) -1) * 100);2)" office:value-type="float" office:value="34.57">
            <text:p>34.57</text:p>
          </table:table-cell>
          <table:table-cell table:formula="of:=ROUND(([.B11]/[.E11]);2)" office:value-type="float" office:value="9.77">
            <text:p>9.77</text:p>
          </table:table-cell>
          <table:table-cell table:formula="of:=ROUND((((([.D11] / [.$D$6])  ^ (1 / ([.A11]-[.$A$6]))) -1) * 100);2)" office:value-type="float" office:value="47.58">
            <text:p>47.58</text:p>
          </table:table-cell>
          <table:table-cell table:formula="of:=ROUND(([.J11]/[.K11]);2)" office:value-type="float" office:value="0.21">
            <text:p>0.21</text:p>
          </table:table-cell>
          <table:table-cell table:formula="of:=ROUND((((([.F11] / [.$F$6])  ^ (1 / ([.A11]-[.$A$6]))) -1) * 100);2)" office:value-type="float" office:value="4.81">
            <text:p>4.81</text:p>
          </table:table-cell>
          <table:table-cell table:formula="of:=ROUND((([.G11]/[.F11]) * 100);2)" office:value-type="float" office:value="58.14">
            <text:p>58.14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22.89">
            <text:p>22.89</text:p>
          </table:table-cell>
          <table:table-cell office:value-type="float" office:value="626">
            <text:p>626</text:p>
          </table:table-cell>
          <table:table-cell office:value-type="float" office:value="30">
            <text:p>30</text:p>
          </table:table-cell>
          <table:table-cell table:formula="of:=ROUND(([.D12]/[.$B$3]) * 10000000; 2)" office:value-type="float" office:value="2.2">
            <text:p>2.2</text:p>
          </table:table-cell>
          <table:table-cell office:value-type="float" office:value="116">
            <text:p>116</text:p>
          </table:table-cell>
          <table:table-cell office:value-type="float" office:value="61">
            <text:p>61</text:p>
          </table:table-cell>
          <table:table-cell/>
          <table:table-cell table:formula="of:=ROUND((((([.B12] / [.$B$6])  ^ (1 / ([.A12]-[.$A$6]))) -1) * 100);2)" office:value-type="float" office:value="30.85">
            <text:p>30.85</text:p>
          </table:table-cell>
          <table:table-cell table:formula="of:=ROUND(([.B12]/[.E12]);2)" office:value-type="float" office:value="10.4">
            <text:p>10.4</text:p>
          </table:table-cell>
          <table:table-cell table:formula="of:=ROUND((((([.D12] / [.$D$6])  ^ (1 / ([.A12]-[.$A$6]))) -1) * 100);2)" office:value-type="float" office:value="39.91">
            <text:p>39.91</text:p>
          </table:table-cell>
          <table:table-cell table:formula="of:=ROUND(([.J12]/[.K12]);2)" office:value-type="float" office:value="0.26">
            <text:p>0.26</text:p>
          </table:table-cell>
          <table:table-cell table:formula="of:=ROUND((((([.F12] / [.$F$6])  ^ (1 / ([.A12]-[.$A$6]))) -1) * 100);2)" office:value-type="float" office:value="9.31">
            <text:p>9.31</text:p>
          </table:table-cell>
          <table:table-cell table:formula="of:=ROUND((([.G12]/[.F12]) * 100);2)" office:value-type="float" office:value="52.59">
            <text:p>52.59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113.6">
            <text:p>113.60</text:p>
          </table:table-cell>
          <table:table-cell office:value-type="float" office:value="1093">
            <text:p>1093</text:p>
          </table:table-cell>
          <table:table-cell office:value-type="float" office:value="70">
            <text:p>70</text:p>
          </table:table-cell>
          <table:table-cell table:formula="of:=ROUND(([.D13]/[.$B$3]) * 10000000; 2)" office:value-type="float" office:value="5.14">
            <text:p>5.14</text:p>
          </table:table-cell>
          <table:table-cell office:value-type="float" office:value="170">
            <text:p>170</text:p>
          </table:table-cell>
          <table:table-cell office:value-type="float" office:value="56">
            <text:p>56</text:p>
          </table:table-cell>
          <table:table-cell/>
          <table:table-cell table:formula="of:=ROUND((((([.B13] / [.$B$6])  ^ (1 / ([.A13]-[.$A$6]))) -1) * 100);2)" office:value-type="float" office:value="58.3">
            <text:p>58.3</text:p>
          </table:table-cell>
          <table:table-cell table:formula="of:=ROUND(([.B13]/[.E13]);2)" office:value-type="float" office:value="22.1">
            <text:p>22.1</text:p>
          </table:table-cell>
          <table:table-cell table:formula="of:=ROUND((((([.D13] / [.$D$6])  ^ (1 / ([.A13]-[.$A$6]))) -1) * 100);2)" office:value-type="float" office:value="50.51">
            <text:p>50.51</text:p>
          </table:table-cell>
          <table:table-cell table:formula="of:=ROUND(([.J13]/[.K13]);2)" office:value-type="float" office:value="0.44">
            <text:p>0.44</text:p>
          </table:table-cell>
          <table:table-cell table:formula="of:=ROUND((((([.F13] / [.$F$6])  ^ (1 / ([.A13]-[.$A$6]))) -1) * 100);2)" office:value-type="float" office:value="13.99">
            <text:p>13.99</text:p>
          </table:table-cell>
          <table:table-cell table:formula="of:=ROUND((([.G13]/[.F13]) * 100);2)" office:value-type="float" office:value="32.94">
            <text:p>32.94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356.02">
            <text:p>356.02</text:p>
          </table:table-cell>
          <table:table-cell office:value-type="float" office:value="1709">
            <text:p>1709</text:p>
          </table:table-cell>
          <table:table-cell office:value-type="float" office:value="116">
            <text:p>116</text:p>
          </table:table-cell>
          <table:table-cell table:formula="of:=ROUND(([.D14]/[.$B$3]) * 10000000; 2)" office:value-type="float" office:value="8.51">
            <text:p>8.51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/>
          <table:table-cell table:formula="of:=ROUND((((([.B14] / [.$B$6])  ^ (1 / ([.A14]-[.$A$6]))) -1) * 100);2)" office:value-type="float" office:value="72.41">
            <text:p>72.41</text:p>
          </table:table-cell>
          <table:table-cell table:formula="of:=ROUND(([.B14]/[.E14]);2)" office:value-type="float" office:value="41.84">
            <text:p>41.84</text:p>
          </table:table-cell>
          <table:table-cell table:formula="of:=ROUND((((([.D14] / [.$D$6])  ^ (1 / ([.A14]-[.$A$6]))) -1) * 100);2)" office:value-type="float" office:value="52.34">
            <text:p>52.34</text:p>
          </table:table-cell>
          <table:table-cell table:formula="of:=ROUND(([.J14]/[.K14]);2)" office:value-type="float" office:value="0.8">
            <text:p>0.8</text:p>
          </table:table-cell>
          <table:table-cell table:formula="of:=ROUND((((([.F14] / [.$F$6])  ^ (1 / ([.A14]-[.$A$6]))) -1) * 100);2)" office:value-type="float" office:value="18.02">
            <text:p>18.02</text:p>
          </table:table-cell>
          <table:table-cell table:formula="of:=ROUND((([.G14]/[.F14]) * 100);2)" office:value-type="float" office:value="22.66">
            <text:p>22.66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392.5">
            <text:p>392.50</text:p>
          </table:table-cell>
          <table:table-cell table:style-name="ce6" office:value-type="float" office:value="1935">
            <text:p>1935</text:p>
          </table:table-cell>
          <table:table-cell office:value-type="float" office:value="158">
            <text:p>158</text:p>
          </table:table-cell>
          <table:table-cell table:formula="of:=ROUND(([.D15]/[.$B$3]) * 10000000; 2)" office:value-type="float" office:value="11.6">
            <text:p>11.6</text:p>
          </table:table-cell>
          <table:table-cell office:value-type="float" office:value="414">
            <text:p>414</text:p>
          </table:table-cell>
          <table:table-cell office:value-type="float" office:value="11">
            <text:p>11</text:p>
          </table:table-cell>
          <table:table-cell/>
          <table:table-cell table:formula="of:=ROUND((((([.B15] / [.$B$6])  ^ (1 / ([.A15]-[.$A$6]))) -1) * 100);2)" office:value-type="float" office:value="64.05">
            <text:p>64.05</text:p>
          </table:table-cell>
          <table:table-cell table:formula="of:=ROUND(([.B15]/[.E15]);2)" office:value-type="float" office:value="33.84">
            <text:p>33.84</text:p>
          </table:table-cell>
          <table:table-cell table:formula="of:=ROUND((((([.D15] / [.$D$6])  ^ (1 / ([.A15]-[.$A$6]))) -1) * 100);2)" office:value-type="float" office:value="50.45">
            <text:p>50.45</text:p>
          </table:table-cell>
          <table:table-cell table:formula="of:=ROUND(([.J15]/[.K15]);2)" office:value-type="float" office:value="0.67">
            <text:p>0.67</text:p>
          </table:table-cell>
          <table:table-cell table:formula="of:=ROUND((((([.F15] / [.$F$6])  ^ (1 / ([.A15]-[.$A$6]))) -1) * 100);2)" office:value-type="float" office:value="22.23">
            <text:p>22.23</text:p>
          </table:table-cell>
          <table:table-cell table:formula="of:=ROUND((([.G15]/[.F15]) * 100);2)" office:value-type="float" office:value="2.66">
            <text:p>2.66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745.9">
            <text:p>745.90</text:p>
          </table:table-cell>
          <table:table-cell table:style-name="ce6" office:value-type="float" office:value="2616">
            <text:p>2616</text:p>
          </table:table-cell>
          <table:table-cell office:value-type="float" office:value="216">
            <text:p>216</text:p>
          </table:table-cell>
          <table:table-cell table:formula="of:=ROUND(([.D16]/[.$B$3]) * 10000000; 2)" office:value-type="float" office:value="15.85">
            <text:p>15.85</text:p>
          </table:table-cell>
          <table:table-cell office:value-type="float" office:value="626">
            <text:p>626</text:p>
          </table:table-cell>
          <table:table-cell office:value-type="float" office:value="19">
            <text:p>19</text:p>
          </table:table-cell>
          <table:table-cell/>
          <table:table-cell table:formula="of:=ROUND((((([.B16] / [.$B$6])  ^ (1 / ([.A16]-[.$A$6]))) -1) * 100);2)" office:value-type="float" office:value="66.48">
            <text:p>66.48</text:p>
          </table:table-cell>
          <table:table-cell table:formula="of:=ROUND(([.B16]/[.E16]);2)" office:value-type="float" office:value="47.06">
            <text:p>47.06</text:p>
          </table:table-cell>
          <table:table-cell table:formula="of:=ROUND((((([.D16] / [.$D$6])  ^ (1 / ([.A16]-[.$A$6]))) -1) * 100);2)" office:value-type="float" office:value="49.02">
            <text:p>49.02</text:p>
          </table:table-cell>
          <table:table-cell table:formula="of:=ROUND(([.J16]/[.K16]);2)" office:value-type="float" office:value="0.96">
            <text:p>0.96</text:p>
          </table:table-cell>
          <table:table-cell table:formula="of:=ROUND((((([.F16] / [.$F$6])  ^ (1 / ([.A16]-[.$A$6]))) -1) * 100);2)" office:value-type="float" office:value="24.86">
            <text:p>24.86</text:p>
          </table:table-cell>
          <table:table-cell table:formula="of:=ROUND((([.G16]/[.F16]) * 100);2)" office:value-type="float" office:value="3.04">
            <text:p>3.04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2555.9">
            <text:p>2555.90</text:p>
          </table:table-cell>
          <table:table-cell table:style-name="ce6" office:value-type="float" office:value="3393">
            <text:p>3393</text:p>
          </table:table-cell>
          <table:table-cell office:value-type="float" office:value="446">
            <text:p>446</text:p>
          </table:table-cell>
          <table:table-cell table:formula="of:=ROUND(([.D17]/[.$B$3]) * 10000000; 2)" office:value-type="float" office:value="32.73">
            <text:p>32.73</text:p>
          </table:table-cell>
          <table:table-cell office:value-type="float" office:value="1022">
            <text:p>1022</text:p>
          </table:table-cell>
          <table:table-cell office:value-type="float" office:value="7">
            <text:p>7</text:p>
          </table:table-cell>
          <table:table-cell/>
          <table:table-cell table:formula="of:=ROUND((((([.B17] / [.$B$6])  ^ (1 / ([.A17]-[.$A$6]))) -1) * 100);2)" office:value-type="float" office:value="77.78">
            <text:p>77.78</text:p>
          </table:table-cell>
          <table:table-cell table:formula="of:=ROUND(([.B17]/[.E17]);2)" office:value-type="float" office:value="78.09">
            <text:p>78.09</text:p>
          </table:table-cell>
          <table:table-cell table:formula="of:=ROUND((((([.D17] / [.$D$6])  ^ (1 / ([.A17]-[.$A$6]))) -1) * 100);2)" office:value-type="float" office:value="53.5">
            <text:p>53.5</text:p>
          </table:table-cell>
          <table:table-cell table:formula="of:=ROUND(([.J17]/[.K17]);2)" office:value-type="float" office:value="1.46">
            <text:p>1.46</text:p>
          </table:table-cell>
          <table:table-cell table:formula="of:=ROUND((((([.F17] / [.$F$6])  ^ (1 / ([.A17]-[.$A$6]))) -1) * 100);2)" office:value-type="float" office:value="27.94">
            <text:p>27.94</text:p>
          </table:table-cell>
          <table:table-cell table:formula="of:=ROUND((([.G17]/[.F17]) * 100);2)" office:value-type="float" office:value="0.68">
            <text:p>0.68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420">
            <text:p>420.00</text:p>
          </table:table-cell>
          <table:table-cell table:style-name="ce6" office:value-type="float" office:value="3464">
            <text:p>3464</text:p>
          </table:table-cell>
          <table:table-cell office:value-type="float" office:value="289">
            <text:p>289</text:p>
          </table:table-cell>
          <table:table-cell table:formula="of:=ROUND(([.D18]/[.$B$3]) * 10000000; 2)" office:value-type="float" office:value="21.21">
            <text:p>21.21</text:p>
          </table:table-cell>
          <table:table-cell office:value-type="float" office:value="1051">
            <text:p>1051</text:p>
          </table:table-cell>
          <table:table-cell office:value-type="float" office:value="40">
            <text:p>40</text:p>
          </table:table-cell>
          <table:table-cell/>
          <table:table-cell table:formula="of:=ROUND((((([.B18] / [.$B$6])  ^ (1 / ([.A18]-[.$A$6]))) -1) * 100);2)" office:value-type="float" office:value="45.78">
            <text:p>45.78</text:p>
          </table:table-cell>
          <table:table-cell table:formula="of:=ROUND(([.B18]/[.E18]);2)" office:value-type="float" office:value="19.8">
            <text:p>19.8</text:p>
          </table:table-cell>
          <table:table-cell table:formula="of:=ROUND((((([.D18] / [.$D$6])  ^ (1 / ([.A18]-[.$A$6]))) -1) * 100);2)" office:value-type="float" office:value="42.86">
            <text:p>42.86</text:p>
          </table:table-cell>
          <table:table-cell table:formula="of:=ROUND(([.J18]/[.K18]);2)" office:value-type="float" office:value="0.46">
            <text:p>0.46</text:p>
          </table:table-cell>
          <table:table-cell table:formula="of:=ROUND((((([.F18] / [.$F$6])  ^ (1 / ([.A18]-[.$A$6]))) -1) * 100);2)" office:value-type="float" office:value="25.63">
            <text:p>25.63</text:p>
          </table:table-cell>
          <table:table-cell table:formula="of:=ROUND((([.G18]/[.F18]) * 100);2)" office:value-type="float" office:value="3.81">
            <text:p>3.81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3/29/2019</text:date>, <text:time>10:2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3-29T10:21:06.66</dc:date>
    <meta:editing-duration>PT2H32M42S</meta:editing-duration>
    <meta:editing-cycles>19</meta:editing-cycles>
    <meta:generator>OpenOffice/4.1.3$Win32 OpenOffice.org_project/413m1$Build-9783</meta:generator>
    <dc:creator>Vignesh Sridharan</dc:creator>
    <meta:document-statistic meta:table-count="3" meta:cell-count="195" meta:object-count="0"/>
  </office:meta>
</office:document-meta>
</file>